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173.71pt"/>
    </style:style>
    <style:style style:name="co4" style:family="table-column">
      <style:table-column-properties fo:break-before="auto" style:column-width="126.2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 table:print-ranges="time.C2:time.C2 time.C2:time.C2">
        <table:shapes>
          <draw:frame draw:z-index="0" draw:name="1 year interval with 1 hour sliding window" draw:style-name="gr1" draw:text-style-name="P1" svg:width="1157.39pt" svg:height="557.18pt" svg:x="6.24pt" svg:y="39.15pt">
            <draw:object draw:notify-on-update-of-ranges="time.A1:time.A1 time.A2:time.A51 time.B1:time.B1 time.B2:time.B51 time.C1:time.C1 time.C2:time.C51 time.D1:time.D1 time.D2:time.D51 time.E1:time.E1 time.E2:tim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sffds</svg:title>
          </draw:frame>
        </table:shapes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  <table:table-cell office:value-type="string" calcext:value-type="string">
            <text:p>Sorted se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.5" calcext:value-type="float">
            <text:p>72.5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5" calcext:value-type="float">
            <text:p>55.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5" calcext:value-type="float">
            <text:p>56.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4.5" calcext:value-type="float">
            <text:p>74.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4.5" calcext:value-type="float">
            <text:p>74.5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2.5" calcext:value-type="float">
            <text:p>72.5</text:p>
          </table:table-cell>
          <table:table-cell office:value-type="float" office:value="70.5" calcext:value-type="float">
            <text:p>70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.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4.5" calcext:value-type="float">
            <text:p>74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7.5" calcext:value-type="float">
            <text:p>77.5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Dat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1985-1-1 0:0:00'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string" calcext:value-type="string">
            <text:p>1985-1-1 1:0:00'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1985-1-1 2:0:00'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985-1-1 3:0:00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5-1-1 4:0:00'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1985-1-1 5:0:00'</text:p>
          </table:table-cell>
          <table:table-cell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7:17:19.493022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7:59:12.523533091</dc:date>
    <meta:editing-duration>PT1H12M2S</meta:editing-duration>
    <meta:editing-cycles>6</meta:editing-cycles>
    <meta:generator>LibreOffice/6.0.7.3$Linux_X86_64 LibreOffice_project/00m0$Build-3</meta:generator>
    <meta:document-statistic meta:table-count="2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831cm" svg:height="19.657cm" xlink:href=".." xlink:type="simple" chart:class="chart:line" chart:style-name="ch1">
        <chart:legend svg:x="35.794cm" svg:y="8.019cm" style:legend-expansion="custom" chartooo:width="5.037cm" chartooo:height="3.473cm" style:legend-expansion-aspect-ratio="1.45033112582781" chart:style-name="ch2"/>
        <chart:plot-area chart:style-name="ch3" table:cell-range-address="time.A1:time.E51" chart:data-source-has-labels="row" svg:x="1.989cm" svg:y="0.238cm" svg:width="33.834cm" svg:height="18.107cm">
          <chartooo:coordinate-region svg:x="2.822cm" svg:y="0.53cm" svg:width="32.789cm" svg:height="17.115cm"/>
          <chart:axis chart:dimension="x" chart:name="primary-x" chart:style-name="ch4">
            <chart:title svg:x="18.176cm" svg:y="18.738cm" chart:style-name="ch5">
              <text:p>Slide</text:p>
            </chart:title>
          </chart:axis>
          <chart:axis chart:dimension="y" chart:name="primary-y" chart:style-name="ch6">
            <chart:title svg:x="0.273cm" svg:y="10.908cm" chart:style-name="ch7">
              <text:p>Miliseconds</text:p>
            </chart:title>
            <chart:grid chart:style-name="ch8" chart:class="major"/>
          </chart:axis>
          <chart:series chart:style-name="ch9" chart:values-cell-range-address="time.A2:time.A51" chart:label-cell-address="time.A1:time.A1" chart:class="chart:line">
            <chart:data-point chart:repeated="50"/>
          </chart:series>
          <chart:series chart:style-name="ch10" chart:values-cell-range-address="time.B2:time.B51" chart:label-cell-address="time.B1:time.B1" chart:class="chart:line">
            <chart:data-point chart:repeated="50"/>
          </chart:series>
          <chart:series chart:style-name="ch11" chart:values-cell-range-address="time.C2:time.C51" chart:label-cell-address="time.C1:time.C1" chart:class="chart:line">
            <chart:data-point chart:repeated="50"/>
          </chart:series>
          <chart:series chart:style-name="ch12" chart:values-cell-range-address="time.D2:time.D51" chart:label-cell-address="time.D1:time.D1" chart:class="chart:line">
            <chart:data-point chart:repeated="50"/>
          </chart:series>
          <chart:series chart:style-name="ch13" chart:values-cell-range-address="time.E2:time.E51" chart:label-cell-address="time.E1:time.E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time.A1:time.A1</svg:desc>
                </draw:g>
              </table:table-cell>
              <table:table-cell office:value-type="string">
                <text:p>EF no Redis</text:p>
                <draw:g>
                  <svg:desc>time.B1:time.B1</svg:desc>
                </draw:g>
              </table:table-cell>
              <table:table-cell office:value-type="string">
                <text:p>No EF Redis</text:p>
                <draw:g>
                  <svg:desc>time.C1:time.C1</svg:desc>
                </draw:g>
              </table:table-cell>
              <table:table-cell office:value-type="string">
                <text:p>EF Redis</text:p>
                <draw:g>
                  <svg:desc>time.D1:time.D1</svg:desc>
                </draw:g>
              </table:table-cell>
              <table:table-cell office:value-type="string">
                <text:p>Sorted set</text:p>
                <draw:g>
                  <svg:desc>time.E1:tim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time.A2:time.A51</svg:desc>
                </draw:g>
              </table:table-cell>
              <table:table-cell office:value-type="float" office:value="39">
                <text:p>39</text:p>
                <draw:g>
                  <svg:desc>time.B2:time.B51</svg:desc>
                </draw:g>
              </table:table-cell>
              <table:table-cell office:value-type="float" office:value="78">
                <text:p>78</text:p>
                <draw:g>
                  <svg:desc>time.C2:time.C51</svg:desc>
                </draw:g>
              </table:table-cell>
              <table:table-cell office:value-type="float" office:value="50">
                <text:p>50</text:p>
                <draw:g>
                  <svg:desc>time.D2:time.D51</svg:desc>
                </draw:g>
              </table:table-cell>
              <table:table-cell office:value-type="float" office:value="24">
                <text:p>24</text:p>
                <draw:g>
                  <svg:desc>time.E2:tim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.5">
                <text:p>72.5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6.5">
                <text:p>56.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56.5">
                <text:p>56.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55.5">
                <text:p>55.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5">
                <text:p>40.5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56.5">
                <text:p>56.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4.5">
                <text:p>74.5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.5">
                <text:p>71.5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4.5">
                <text:p>74.5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2.5">
                <text:p>72.5</text:p>
              </table:table-cell>
              <table:table-cell office:value-type="float" office:value="70.5">
                <text:p>70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.5">
                <text:p>71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4.5">
                <text:p>74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70.5">
                <text:p>70.5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0.5">
                <text:p>70.5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7.5">
                <text:p>77.5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